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text-properties officeooo:paragraph-rsid="000bfe35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11bfe0"/>
    </style:style>
    <style:style style:name="T1" style:family="text">
      <style:text-properties officeooo:rsid="000a0445"/>
    </style:style>
    <style:style style:name="T2" style:family="text">
      <style:text-properties officeooo:rsid="0013cd58"/>
    </style:style>
    <style:style style:name="T3" style:family="text">
      <style:text-properties officeooo:rsid="0013ea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otes from Star War’s Yoda </text:p>
      <text:p text:style-name="Subtitle">About Fear, Patience and Knowledge</text:p>
      <text:p text:style-name="P1">Luminous beings are we, not this crude matter.</text:p>
      <text:p text:style-name="P1">Your path, you must decide.</text:p>
      <text:p text:style-name="P1">Judge me by my size, do you?</text:p>
      <text:p text:style-name="P1">Control, control, you must learn control!</text:p>
      <text:p text:style-name="P1">Already know you, that which you need.</text:p>
      <text:p text:style-name="P1">You will find only what you bring in.</text:p>
      <text:p text:style-name="P3">To be Jedi is to face the truth, and choose. </text:p>
      <text:p text:style-name="P3">Give off light, or darkness. Be a candle, or the night.</text:p>
      <text:p text:style-name="P1">To a dark place this line of thought will carry us. Great care we must take.</text:p>
      <text:p text:style-name="P1">Difficult to see. Always in motion is the future…</text:p>
      <text:p text:style-name="P1">Truly wonderful, the mind of a child is.</text:p>
      <text:p text:style-name="P1">Adventure. Excitement. A Jedi craves not these things.</text:p>
      <text:p text:style-name="P1">Silence is not simply calmness or quietude. Over all words and thoughts it implies transcendence. A state of beyond, a state of pervasive peace, it denotes.</text:p>
      <text:p text:style-name="P2">So great life is, to finish it no way there is. The more you would enter into it, the vaster would be the possibilities that open their doors.</text:p>
      <text:h text:style-name="Heading_20_2" text:outline-level="2">Yoda on fear and anger</text:h>
      <text:p text:style-name="P1">Named must your fear be before banish it you can.</text:p>
      <text:p text:style-name="P1">A challenge lifelong it is, not to bend fear into anger.</text:p>
      <text:p text:style-name="P1">Let go of fear, and loss cannot harm you.</text:p>
      <text:p text:style-name="P1">Fear is the path to the dark side. Fear leads to anger. Anger leads to hate. Hate leads to suffering.</text:p>
      <text:p text:style-name="P1">Train yourself to let go of everything you fear to lose.</text:p>
      <text:h text:style-name="Heading_20_2" text:outline-level="2">Yoda on patience and learning</text:h>
      <text:p text:style-name="P1">You must unlearn what you have learned.</text:p>
      <text:p text:style-name="P1">Much to learn you still have. This is just the beginning.</text:p>
      <text:p text:style-name="P1">I cannot teach him. The boy has no patience.</text:p>
      <text:p text:style-name="P1">The more we learn, the more we discover how much we do not know.</text:p>
      <text:p text:style-name="P1">Always two there are, no more, no less. A master and an apprentice.</text:p>
      <text:p text:style-name="P1">Always pass on what you have learned.</text:p>
      <text:p text:style-name="P1">Mind what you have learned. Save you it can.</text:p>
      <text:p text:style-name="P1">Patience you must have.</text:p>
      <text:h text:style-name="Heading_20_2" text:outline-level="2">Yoda on failure</text:h>
      <text:p text:style-name="P1">The greatest teacher, failure is.</text:p>
      <text:p text:style-name="P1">You fail because you don’t believe.</text:p>
      <text:p text:style-name="P1">No! Try not! Do, or do not, there is no try.</text:p>
      <text:p text:style-name="P1">If no mistake have you made, yet losing you are… a different game you should play.</text:p>
      <text:p text:style-name="P1">Out of acceptance comes wisdom. Not an acquirement wisdom is, not knowledge wisdom is, not information. This quality of tremendous acceptance is wisdom.</text:p>
      <text:p text:style-name="P1"><text:soft-page-break/>So certain were you. Go back and closer you must look.</text:p>
      <text:h text:style-name="Heading_20_2" text:outline-level="2">Yoda on war and hate</text:h>
      <text:p text:style-name="P1">A Jedi uses the Force for knowledge and defense, never for attack.</text:p>
      <text:p text:style-name="P1">You will know good from bad when you are <text:span text:style-name="T2">calm,</text:span> at peace and passive.</text:p>
      <text:p text:style-name="P1">Wars <text:span text:style-name="T2">do </text:span>not make one great.</text:p>
      <text:p text:style-name="P1">To answer power with power, the Jedi way this is not.</text:p>
      <text:p text:style-name="P1">In <text:span text:style-name="T3">(</text:span>this<text:span text:style-name="T3">)</text:span> war, a danger there is, of losing who we are.</text:p>
      <text:p text:style-name="P1">Clear your mind must be, if you are to find the villains behind this plot.</text:p>
      <text:h text:style-name="Heading_20_2" text:outline-level="2">Yoda on the dark side</text:h>
      <text:p text:style-name="P1">The dark side clouds everything. Impossible to see the future.</text:p>
      <text:p text:style-name="P1">When you look at the dark side, careful you must be. For the dark side looks back.</text:p>
      <text:p text:style-name="P1">Once you start down the dark path, forever will it dominate your destiny, consume you it will.</text:p>
      <text:p text:style-name="P1">Attachment leads to jealousy. The shadow of greed, that is.</text:p>
      <text:p text:style-name="P1">In the end, cowards are those who follow the dark side.</text:p>
      <text:h text:style-name="Heading_20_2" text:outline-level="2">Yoda on commitment and knowledge</text:h>
      <text:p text:style-name="P1">In a dark place we find ourselves, and a little more knowledge lights our way.</text:p>
      <text:p text:style-name="P1">A Jedi must have the deepest commitment, the most serious mind.</text:p>
      <text:p text:style-name="P1">Many of the truths that we cling to depend on our point of view.</text:p>
      <text:p text:style-name="P1">Smaller in number are we, but larger in mind.</text:p>
      <text:p text:style-name="P1"/>
      <text:p text:style-name="P1">// <text:span text:style-name="T1">EOF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5T03:36:44.287802490</meta:creation-date>
    <dc:date>2022-02-05T03:49:33.092266699</dc:date>
    <meta:editing-duration>PT12M45S</meta:editing-duration>
    <meta:editing-cycles>12</meta:editing-cycles>
    <meta:generator>LibreOffice/7.2.5.2$Linux_X86_64 LibreOffice_project/20$Build-2</meta:generator>
    <meta:document-statistic meta:table-count="0" meta:image-count="0" meta:object-count="0" meta:page-count="2" meta:paragraph-count="57" meta:word-count="588" meta:character-count="3064" meta:non-whitespace-character-count="2531"/>
  </office:meta>
</office:document-meta>
</file>